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gesterReadContext.DigesterReadContext( Log log , BindingConfiguration bindingConfiguration , ReadConfiguration rea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erReadContext.DigesterReadContext( ReadContext read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RuleSet.BeanRuleSet( XMLIntrospector introspector , String basePath , ElementDescriptor baseElementDescriptor , Class baseBeanClass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RuleSet.BeanRuleSet( XMLIntrospector introspector , String basePath , ElementDescriptor baseElementDescriptor , Class baseBeanClass , boolean match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RuleSet.addRuleInstances( Digester diges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RuleSet.BeanRuleSet( XMLIntrospector introspector , String basePath , ElementDescriptor baseElementDescriptor , Class baseBeanClass , ReadContext bas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RuleSet.setLog( Log a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erReadContext.pushBean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RuleSet.setClassNameAttribute( String className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appingRule.nextAction( String namespace , String name , Attributes attributes , Read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onMappingRule.end( String namespac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gesterReadContext.getDige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erReadContext.popBea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RuleSet.BeanRuleSet( XMLIntrospector introspector , String basePath , ElementDescriptor baseElementDescriptor ,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igesterReadContext.DigesterReadContext( BindingConfiguration bindingConfiguration , ReadConfiguration rea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appingRule.begin( String namespace , String name , Attributes 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eanRuleSet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erReadContext.DigesterReadContext( Context context , ReadConfiguration read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gesterReadContext.setDigester( Digester dig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appingRule.body( String namespace , String name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RuleSet.getClassName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MappingRule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